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ach</text:p>
          </table:table-cell>
          <table:table-cell table:formula="of:=[.B4]+1" office:value-type="float" office:value="1" calcext:value-type="float">
            <text:p>1</text:p>
          </table:table-cell>
          <table:table-cell table:formula="of:=[.C4]+1" office:value-type="float" office:value="2" calcext:value-type="float">
            <text:p>2</text:p>
          </table:table-cell>
          <table:table-cell table:formula="of:=[.D4]+1" office:value-type="float" office:value="3" calcext:value-type="float">
            <text:p>3</text:p>
          </table:table-cell>
          <table:table-cell table:formula="of:=[.E4]+1" office:value-type="float" office:value="4" calcext:value-type="float">
            <text:p>4</text:p>
          </table:table-cell>
          <table:table-cell table:formula="of:=[.F4]+1" office:value-type="float" office:value="5" calcext:value-type="float">
            <text:p>5</text:p>
          </table:table-cell>
          <table:table-cell table:formula="of:=[.G4]+1" office:value-type="float" office:value="6" calcext:value-type="float">
            <text:p>6</text:p>
          </table:table-cell>
          <table:table-cell table:formula="of:=[.H4]+1" office:value-type="float" office:value="7" calcext:value-type="float">
            <text:p>7</text:p>
          </table:table-cell>
          <table:table-cell table:formula="of:=[.I4]+1" office:value-type="float" office:value="8" calcext:value-type="float">
            <text:p>8</text:p>
          </table:table-cell>
          <table:table-cell table:formula="of:=[.J4]+1" office:value-type="float" office:value="9" calcext:value-type="float">
            <text:p>9</text:p>
          </table:table-cell>
          <table:table-cell table:formula="of:=[.K4]+1" office:value-type="float" office:value="10" calcext:value-type="float">
            <text:p>10</text:p>
          </table:table-cell>
          <table:table-cell table:formula="of:=[.L4]+1" office:value-type="float" office:value="11" calcext:value-type="float">
            <text:p>11</text:p>
          </table:table-cell>
          <table:table-cell table:formula="of:=[.M4]+1" office:value-type="float" office:value="12" calcext:value-type="float">
            <text:p>12</text:p>
          </table:table-cell>
          <table:table-cell table:formula="of:=[.N4]+1" office:value-type="float" office:value="13" calcext:value-type="float">
            <text:p>13</text:p>
          </table:table-cell>
          <table:table-cell table:formula="of:=[.O4]+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FACT([.$B$2])/(FACT([.B4])*FACT(([.$B$2]-[.B4])))" office:value-type="float" office:value="1" calcext:value-type="float">
            <text:p>1</text:p>
          </table:table-cell>
          <table:table-cell table:formula="of:=FACT([.$B$2])/(FACT([.C4])*FACT(([.$B$2]-[.C4])))" office:value-type="float" office:value="13" calcext:value-type="float">
            <text:p>13</text:p>
          </table:table-cell>
          <table:table-cell table:formula="of:=FACT([.$B$2])/(FACT([.D4])*FACT(([.$B$2]-[.D4])))" office:value-type="float" office:value="78" calcext:value-type="float">
            <text:p>78</text:p>
          </table:table-cell>
          <table:table-cell table:formula="of:=FACT([.$B$2])/(FACT([.E4])*FACT(([.$B$2]-[.E4])))" office:value-type="float" office:value="286" calcext:value-type="float">
            <text:p>286</text:p>
          </table:table-cell>
          <table:table-cell table:formula="of:=FACT([.$B$2])/(FACT([.F4])*FACT(([.$B$2]-[.F4])))" office:value-type="float" office:value="715" calcext:value-type="float">
            <text:p>715</text:p>
          </table:table-cell>
          <table:table-cell table:formula="of:=FACT([.$B$2])/(FACT([.G4])*FACT(([.$B$2]-[.G4])))" office:value-type="float" office:value="1287" calcext:value-type="float">
            <text:p>1287</text:p>
          </table:table-cell>
          <table:table-cell table:formula="of:=FACT([.$B$2])/(FACT([.H4])*FACT(([.$B$2]-[.H4])))" office:value-type="float" office:value="1716" calcext:value-type="float">
            <text:p>1716</text:p>
          </table:table-cell>
          <table:table-cell table:formula="of:=FACT([.$B$2])/(FACT([.I4])*FACT(([.$B$2]-[.I4])))" office:value-type="float" office:value="1716" calcext:value-type="float">
            <text:p>1716</text:p>
          </table:table-cell>
          <table:table-cell table:formula="of:=FACT([.$B$2])/(FACT([.J4])*FACT(([.$B$2]-[.J4])))" office:value-type="float" office:value="1287" calcext:value-type="float">
            <text:p>1287</text:p>
          </table:table-cell>
          <table:table-cell table:formula="of:=FACT([.$B$2])/(FACT([.K4])*FACT(([.$B$2]-[.K4])))" office:value-type="float" office:value="715" calcext:value-type="float">
            <text:p>715</text:p>
          </table:table-cell>
          <table:table-cell table:formula="of:=FACT([.$B$2])/(FACT([.L4])*FACT(([.$B$2]-[.L4])))" office:value-type="float" office:value="286" calcext:value-type="float">
            <text:p>286</text:p>
          </table:table-cell>
          <table:table-cell table:formula="of:=FACT([.$B$2])/(FACT([.M4])*FACT(([.$B$2]-[.M4])))" office:value-type="float" office:value="78" calcext:value-type="float">
            <text:p>78</text:p>
          </table:table-cell>
          <table:table-cell table:formula="of:=FACT([.$B$2])/(FACT([.N4])*FACT(([.$B$2]-[.N4])))" office:value-type="float" office:value="13" calcext:value-type="float">
            <text:p>13</text:p>
          </table:table-cell>
          <table:table-cell table:formula="of:=FACT([.$B$2])/(FACT([.O4])*FACT(([.$B$2]-[.O4]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 [%]</text:p>
          </table:table-cell>
          <table:table-cell table:style-name="ce1" table:formula="of:=([.B5]/SUM([.$B$5:.$O$5]))*100" office:value-type="float" office:value="0.01220703125" calcext:value-type="float">
            <text:p>0,01</text:p>
          </table:table-cell>
          <table:table-cell table:style-name="ce1" table:formula="of:=([.C5]/SUM([.$B$5:.$O$5]))*100" office:value-type="float" office:value="0.15869140625" calcext:value-type="float">
            <text:p>0,16</text:p>
          </table:table-cell>
          <table:table-cell table:style-name="ce1" table:formula="of:=([.D5]/SUM([.$B$5:.$O$5]))*100" office:value-type="float" office:value="0.9521484375" calcext:value-type="float">
            <text:p>0,95</text:p>
          </table:table-cell>
          <table:table-cell table:style-name="ce1" table:formula="of:=([.E5]/SUM([.$B$5:.$O$5]))*100" office:value-type="float" office:value="3.4912109375" calcext:value-type="float">
            <text:p>3,49</text:p>
          </table:table-cell>
          <table:table-cell table:style-name="ce1" table:formula="of:=([.F5]/SUM([.$B$5:.$O$5]))*100" office:value-type="float" office:value="8.72802734375" calcext:value-type="float">
            <text:p>8,73</text:p>
          </table:table-cell>
          <table:table-cell table:style-name="ce1" table:formula="of:=([.G5]/SUM([.$B$5:.$O$5]))*100" office:value-type="float" office:value="15.71044921875" calcext:value-type="float">
            <text:p>15,71</text:p>
          </table:table-cell>
          <table:table-cell table:style-name="ce1" table:formula="of:=([.H5]/SUM([.$B$5:.$O$5]))*100" office:value-type="float" office:value="20.947265625" calcext:value-type="float">
            <text:p>20,95</text:p>
          </table:table-cell>
          <table:table-cell table:style-name="ce1" table:formula="of:=([.I5]/SUM([.$B$5:.$O$5]))*100" office:value-type="float" office:value="20.947265625" calcext:value-type="float">
            <text:p>20,95</text:p>
          </table:table-cell>
          <table:table-cell table:style-name="ce1" table:formula="of:=([.J5]/SUM([.$B$5:.$O$5]))*100" office:value-type="float" office:value="15.71044921875" calcext:value-type="float">
            <text:p>15,71</text:p>
          </table:table-cell>
          <table:table-cell table:style-name="ce1" table:formula="of:=([.K5]/SUM([.$B$5:.$O$5]))*100" office:value-type="float" office:value="8.72802734375" calcext:value-type="float">
            <text:p>8,73</text:p>
          </table:table-cell>
          <table:table-cell table:style-name="ce1" table:formula="of:=([.L5]/SUM([.$B$5:.$O$5]))*100" office:value-type="float" office:value="3.4912109375" calcext:value-type="float">
            <text:p>3,49</text:p>
          </table:table-cell>
          <table:table-cell table:style-name="ce1" table:formula="of:=([.M5]/SUM([.$B$5:.$O$5]))*100" office:value-type="float" office:value="0.9521484375" calcext:value-type="float">
            <text:p>0,95</text:p>
          </table:table-cell>
          <table:table-cell table:style-name="ce1" table:formula="of:=([.N5]/SUM([.$B$5:.$O$5]))*100" office:value-type="float" office:value="0.15869140625" calcext:value-type="float">
            <text:p>0,16</text:p>
          </table:table-cell>
          <table:table-cell table:style-name="ce1" table:formula="of:=([.O5]/SUM([.$B$5:.$O$5]))*100" office:value-type="float" office:value="0.01220703125" calcext:value-type="float">
            <text:p>0,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2"/>
    </number:number-style>
    <number:number-style style:name="N108">
      <number:number number:decimal-places="4" loext:min-decimal-places="4" number:min-integer-digits="0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3:21:54.780960051</meta:creation-date>
    <dc:date>2018-05-17T13:43:46.425067259</dc:date>
    <meta:editing-duration>PT1M1S</meta:editing-duration>
    <meta:editing-cycles>1</meta:editing-cycles>
    <meta:document-statistic meta:table-count="1" meta:cell-count="62" meta:object-count="0"/>
    <meta:generator>LibreOffice/6.0.3.2$Linux_X86_64 LibreOffice_project/00m0$Build-2</meta:generator>
  </office:meta>
</office:document-meta>
</file>